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Caligraphic" svg:font-family="MathJax_Caligrap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5cm"/>
    </style:style>
    <style:style style:name="gr2" style:family="graphic" style:parent-style-name="standard">
      <style:graphic-properties draw:stroke="none" svg:stroke-color="#000000" draw:fill="none" draw:fill-color="#ffffff" fo:min-height="3.45cm"/>
    </style:style>
    <style:style style:name="gr3" style:family="graphic" style:parent-style-name="standard">
      <style:graphic-properties draw:stroke="none" svg:stroke-color="#000000" draw:fill="none" draw:fill-color="#ffffff" fo:min-height="1.199cm"/>
    </style:style>
    <style:style style:name="gr4" style:family="graphic" style:parent-style-name="standard">
      <style:graphic-properties draw:stroke="none" svg:stroke-color="#000000" draw:fill="none" draw:fill-color="#ffffff" fo:min-height="3.75cm"/>
    </style:style>
    <style:style style:name="gr5" style:family="graphic" style:parent-style-name="standard">
      <style:graphic-properties draw:stroke="none" svg:stroke-color="#000000" draw:fill="none" draw:fill-color="#ffffff" fo:min-height="1.95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2.35cm" fo:min-width="2.1cm"/>
    </style:style>
    <style:style style:name="gr7" style:family="graphic" style:parent-style-name="objectwithoutfill">
      <style:graphic-properties svg:stroke-width="0cm" svg:stroke-color="#00cc00" draw:marker-start-width="0.2cm" draw:marker-end-width="0.2cm" draw:fill="none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svg:stroke-width="0.1cm" svg:stroke-color="#ffff00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1.523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style:font-name="MathJax_Caligraphic" fo:font-size="48pt" style:font-size-asian="48pt" style:font-size-complex="48pt"/>
    </style:style>
    <style:style style:name="P3" style:family="paragraph">
      <style:text-properties style:font-name="Impact" fo:font-size="88pt" style:font-size-asian="88pt" style:font-size-complex="88pt"/>
    </style:style>
    <style:style style:name="P4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MathJax_Caligraphic" fo:font-size="22pt" style:font-size-asian="22pt" style:font-size-complex="22pt"/>
    </style:style>
    <style:style style:name="T3" style:family="text">
      <style:text-properties style:font-name="Impact"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cm" svg:height="1.4cm" svg:x="1.6cm" svg:y="2cm">
          <draw:text-box>
            <text:p text:style-name="P1"><text:span text:style-name="T1">POWERED BY</text:span></text:p>
          </draw:text-box>
        </draw:frame>
        <draw:frame draw:style-name="gr2" draw:layer="layout" svg:width="14.3cm" svg:height="3.7cm" svg:x="1.5cm" svg:y="3cm">
          <draw:text-box>
            <text:p/>
          </draw:text-box>
        </draw:frame>
        <draw:frame draw:style-name="gr3" draw:text-style-name="P2" draw:layer="layout" svg:width="3cm" svg:height="1.449cm" svg:x="10cm" svg:y="1.892cm">
          <draw:text-box>
            <text:p text:style-name="P2"><text:span text:style-name="T2">Bart's</text:span></text:p>
          </draw:text-box>
        </draw:frame>
        <draw:frame draw:style-name="gr4" draw:text-style-name="P3" draw:layer="layout" svg:width="11.9cm" svg:height="4.036cm" svg:x="1.617cm" svg:y="2.4cm">
          <draw:text-box>
            <text:p text:style-name="P3"><text:span text:style-name="T3">SECO <text:s text:c="4"/>D</text:span></text:p>
          </draw:text-box>
        </draw:frame>
        <draw:frame draw:style-name="gr5" draw:text-style-name="P1" draw:layer="layout" svg:width="12cm" svg:height="2.2cm" svg:x="1.6cm" svg:y="6cm">
          <draw:text-box>
            <text:p text:style-name="P1"><text:span text:style-name="T1">PULSE DRIVER</text:span></text:p>
          </draw:text-box>
        </draw:frame>
        <draw:custom-shape draw:style-name="gr6" draw:text-style-name="P4" draw:layer="layout" svg:width="2.6cm" svg:height="2.6cm" svg:x="8.2cm" svg:y="3.1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8.2cm" svg:y1="4.6cm" svg:x2="10.9cm" svg:y2="4.6cm">
          <text:p/>
        </draw:line>
        <draw:line draw:style-name="gr7" draw:text-style-name="P4" draw:layer="layout" svg:x1="8.2cm" svg:y1="4.2cm" svg:x2="10.8cm" svg:y2="4.2cm">
          <text:p/>
        </draw:line>
        <draw:line draw:style-name="gr7" draw:text-style-name="P4" draw:layer="layout" svg:x1="8.2cm" svg:y1="3.8cm" svg:x2="10.8cm" svg:y2="3.8cm">
          <text:p/>
        </draw:line>
        <draw:line draw:style-name="gr7" draw:text-style-name="P4" draw:layer="layout" svg:x1="8.2cm" svg:y1="3.4cm" svg:x2="10.8cm" svg:y2="3.4cm">
          <text:p/>
        </draw:line>
        <draw:line draw:style-name="gr7" draw:text-style-name="P4" draw:layer="layout" svg:x1="8.2cm" svg:y1="5cm" svg:x2="10.8cm" svg:y2="5cm">
          <text:p/>
        </draw:line>
        <draw:line draw:style-name="gr7" draw:text-style-name="P4" draw:layer="layout" svg:x1="8.2cm" svg:y1="5.4cm" svg:x2="10.8cm" svg:y2="5.4cm">
          <text:p/>
        </draw:line>
        <draw:line draw:style-name="gr7" draw:text-style-name="P4" draw:layer="layout" svg:x1="8.9cm" svg:y1="3.1cm" svg:x2="8.9cm" svg:y2="5.7cm">
          <text:p/>
        </draw:line>
        <draw:line draw:style-name="gr7" draw:text-style-name="P4" draw:layer="layout" svg:x1="8.5cm" svg:y1="3.1cm" svg:x2="8.5cm" svg:y2="5.7cm">
          <text:p/>
        </draw:line>
        <draw:line draw:style-name="gr7" draw:text-style-name="P4" draw:layer="layout" svg:x1="9.3cm" svg:y1="3.1cm" svg:x2="9.3cm" svg:y2="5.7cm">
          <text:p/>
        </draw:line>
        <draw:line draw:style-name="gr7" draw:text-style-name="P4" draw:layer="layout" svg:x1="9.7cm" svg:y1="3.1cm" svg:x2="9.7cm" svg:y2="5.7cm">
          <text:p/>
        </draw:line>
        <draw:line draw:style-name="gr7" draw:text-style-name="P4" draw:layer="layout" svg:x1="10.1cm" svg:y1="3.1cm" svg:x2="10.1cm" svg:y2="5.7cm">
          <text:p/>
        </draw:line>
        <draw:line draw:style-name="gr7" draw:text-style-name="P4" draw:layer="layout" svg:x1="10.5cm" svg:y1="3.1cm" svg:x2="10.5cm" svg:y2="5.7cm">
          <text:p/>
        </draw:line>
        <draw:line draw:style-name="gr8" draw:text-style-name="P4" draw:layer="layout" svg:x1="8.3cm" svg:y1="5.5cm" svg:x2="8.7cm" svg:y2="5.5cm">
          <text:p/>
        </draw:line>
        <draw:line draw:style-name="gr8" draw:text-style-name="P4" draw:layer="layout" svg:x1="8.7cm" svg:y1="3.3cm" svg:x2="8.7cm" svg:y2="5.5cm">
          <text:p/>
        </draw:line>
        <draw:line draw:style-name="gr8" draw:text-style-name="P4" draw:layer="layout" svg:x1="9.5cm" svg:y1="3.3cm" svg:x2="8.7cm" svg:y2="3.3cm">
          <text:p/>
        </draw:line>
        <draw:line draw:style-name="gr8" draw:text-style-name="P4" draw:layer="layout" svg:x1="9.5cm" svg:y1="5.5cm" svg:x2="9.5cm" svg:y2="3.3cm">
          <text:p/>
        </draw:line>
        <draw:line draw:style-name="gr8" draw:text-style-name="P4" draw:layer="layout" svg:x1="10.3cm" svg:y1="5.5cm" svg:x2="9.5cm" svg:y2="5.5cm">
          <text:p/>
        </draw:line>
        <draw:line draw:style-name="gr8" draw:text-style-name="P4" draw:layer="layout" svg:x1="10.3cm" svg:y1="3.3cm" svg:x2="10.3cm" svg:y2="5.5cm">
          <text:p/>
        </draw:line>
        <draw:line draw:style-name="gr8" draw:text-style-name="P4" draw:layer="layout" svg:x1="10.7cm" svg:y1="3.3cm" svg:x2="10.3cm" svg:y2="3.3cm">
          <text:p/>
        </draw:line>
        <draw:frame draw:style-name="gr9" draw:text-style-name="P1" draw:layer="layout" svg:width="3.3cm" svg:height="1.773cm" svg:x="10cm" svg:y="6cm">
          <draw:text-box>
            <text:p text:style-name="P1"><text:span text:style-name="T1">v 1.2.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thJax_Caligraphic" svg:font-family="MathJax_Caligrap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rtosz </meta:initial-creator>
    <meta:creation-date>2017-05-24T22:56:55.898717328</meta:creation-date>
    <dc:date>2017-05-24T23:22:08.232118236</dc:date>
    <dc:creator>Bartosz </dc:creator>
    <meta:editing-duration>PT25M15S</meta:editing-duration>
    <meta:editing-cycles>5</meta:editing-cycles>
    <meta:generator>LibreOffice/4.3.7.2$Linux_X86_64 LibreOffice_project/430$Build-2</meta:generator>
    <meta:document-statistic meta:object-count="26"/>
  </office:meta>
</office:document-meta>
</file>